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06FA2F071A4BCB1.png" manifest:media-type="image/png"/>
  <manifest:file-entry manifest:full-path="Pictures/1000020100000780000004384EF30B0BD853C377.png" manifest:media-type="image/png"/>
  <manifest:file-entry manifest:full-path="Pictures/1000020100000780000004383B0277B2293F223A.png" manifest:media-type="image/png"/>
  <manifest:file-entry manifest:full-path="Pictures/10000201000007800000043855A35912F2688DE3.png" manifest:media-type="image/png"/>
  <manifest:file-entry manifest:full-path="Pictures/100002010000078000000438AA26051474D7563B.png" manifest:media-type="image/png"/>
  <manifest:file-entry manifest:full-path="Pictures/100002010000078000000438192F54C19DCE13FA.png" manifest:media-type="image/png"/>
  <manifest:file-entry manifest:full-path="Pictures/10000201000007800000043823D71F8DA42E28BC.png" manifest:media-type="image/png"/>
  <manifest:file-entry manifest:full-path="Pictures/10000201000007800000043859578E600A3614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ahoma" officeooo:rsid="000ed10e" officeooo:paragraph-rsid="001030be"/>
    </style:style>
    <style:style style:name="P2" style:family="paragraph" style:parent-style-name="Standard">
      <style:text-properties style:font-name="Tahoma" officeooo:rsid="000f4414" officeooo:paragraph-rsid="000f4414"/>
    </style:style>
    <style:style style:name="P3" style:family="paragraph" style:parent-style-name="Standard">
      <style:text-properties style:font-name="Tahoma" officeooo:rsid="001030be" officeooo:paragraph-rsid="001030be"/>
    </style:style>
    <style:style style:name="P4" style:family="paragraph" style:parent-style-name="Standard">
      <style:text-properties style:font-name="Tahoma" fo:font-weight="bold" officeooo:rsid="000ed10e" officeooo:paragraph-rsid="001030be" style:font-weight-asian="bold" style:font-weight-complex="bold"/>
    </style:style>
    <style:style style:name="P5" style:family="paragraph" style:parent-style-name="Standard">
      <style:text-properties style:font-name="Tahoma" fo:font-style="italic" officeooo:rsid="000ed10e" officeooo:paragraph-rsid="000ed10e" style:font-style-asian="italic" style:font-style-complex="italic"/>
    </style:style>
    <style:style style:name="P6" style:family="paragraph" style:parent-style-name="Standard">
      <style:text-properties style:font-name="Tahoma" fo:font-style="italic" officeooo:rsid="001030be" officeooo:paragraph-rsid="001030be" style:font-style-asian="italic" style:font-style-complex="italic"/>
    </style:style>
    <style:style style:name="P7" style:family="paragraph" style:parent-style-name="Standard">
      <style:text-properties style:font-name="Tahoma" fo:font-style="italic" officeooo:rsid="000f4414" officeooo:paragraph-rsid="000f4414" style:font-style-asian="italic" style:font-style-complex="italic"/>
    </style:style>
    <style:style style:name="P8" style:family="paragraph" style:parent-style-name="Standard">
      <style:text-properties style:font-name="Tahoma" fo:font-style="italic" style:text-underline-style="none" officeooo:rsid="001030be" officeooo:paragraph-rsid="001030be" style:font-style-asian="italic" style:font-style-complex="italic"/>
    </style:style>
    <style:style style:name="T1" style:family="text">
      <style:text-properties officeooo:rsid="001030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unto 4:</text:span></text:p>
      <text:p text:style-name="P6">Sps = 1</text:p>
      <text:p text:style-name="P6"><draw:frame draw:style-name="fr3" draw:name="Imagen5" text:anchor-type="char" svg:x="0cm" svg:y="0cm" svg:width="17.59cm" svg:height="9.894cm" draw:z-index="4"><draw:image xlink:href="Pictures/10000201000007800000043859578E600A3614C0.png" xlink:type="simple" xlink:show="embed" xlink:actuate="onLoad" loext:mime-type="image/png"/></draw:frame>Sps = 4</text:p>
      <text:p text:style-name="P6"><draw:frame draw:style-name="fr1" draw:name="Imagen6" text:anchor-type="char" svg:width="17.59cm" svg:height="9.894cm" draw:z-index="5"><draw:image xlink:href="Pictures/10000201000007800000043823D71F8DA42E28BC.png" xlink:type="simple" xlink:show="embed" xlink:actuate="onLoad" loext:mime-type="image/png"/></draw:frame>Sps = 8</text:p>
      <text:p text:style-name="P8"><draw:frame draw:style-name="fr2" draw:name="Imagen7" text:anchor-type="char" svg:width="17.59cm" svg:height="9.894cm" draw:z-index="6"><draw:image xlink:href="Pictures/100002010000078000000438192F54C19DCE13FA.png" xlink:type="simple" xlink:show="embed" xlink:actuate="onLoad" loext:mime-type="image/png"/></draw:frame><text:soft-page-break/>Sps = 16</text:p>
      <text:p text:style-name="P3"><draw:frame draw:style-name="fr1" draw:name="Imagen8" text:anchor-type="char" svg:width="17.59cm" svg:height="9.894cm" draw:z-index="7"><draw:image xlink:href="Pictures/100002010000078000000438AA26051474D756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Punto 5:</text:p>
      <text:p text:style-name="P5">Sps = 1</text:p>
      <text:p text:style-name="P5"><draw:frame draw:style-name="fr2" draw:name="Imagen1" text:anchor-type="char" svg:width="17.59cm" svg:height="9.894cm" draw:z-index="0"><draw:image xlink:href="Pictures/10000201000007800000043855A35912F2688DE3.png" xlink:type="simple" xlink:show="embed" xlink:actuate="onLoad" loext:mime-type="image/png"/></draw:frame>Sps = 4</text:p>
      <text:p text:style-name="P7"><draw:frame draw:style-name="fr2" draw:name="Imagen2" text:anchor-type="char" svg:width="17.59cm" svg:height="9.894cm" draw:z-index="1"><draw:image xlink:href="Pictures/1000020100000780000004383B0277B2293F223A.png" xlink:type="simple" xlink:show="embed" xlink:actuate="onLoad" loext:mime-type="image/png"/></draw:frame>Sps = 8</text:p>
      <text:p text:style-name="P7"><draw:frame draw:style-name="fr2" draw:name="Imagen3" text:anchor-type="char" svg:width="17.59cm" svg:height="9.894cm" draw:z-index="2"><draw:image xlink:href="Pictures/1000020100000780000004384EF30B0BD853C377.png" xlink:type="simple" xlink:show="embed" xlink:actuate="onLoad" loext:mime-type="image/png"/></draw:frame><text:soft-page-break/>Sps = 16</text:p>
      <text:p text:style-name="P2"><draw:frame draw:style-name="fr2" draw:name="Imagen4" text:anchor-type="char" svg:width="17.59cm" svg:height="9.894cm" draw:z-index="3"><draw:image xlink:href="Pictures/100002010000078000000438206FA2F071A4BCB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09:24:38.070472862</meta:creation-date>
    <meta:generator>LibreOffice/6.4.7.2$Linux_X86_64 LibreOffice_project/40$Build-2</meta:generator>
    <dc:date>2024-02-29T09:44:03.081559084</dc:date>
    <meta:editing-duration>PT7M56S</meta:editing-duration>
    <meta:editing-cycles>2</meta:editing-cycles>
    <meta:document-statistic meta:table-count="0" meta:image-count="8" meta:object-count="0" meta:page-count="4" meta:paragraph-count="10" meta:word-count="28" meta:character-count="74" meta:non-whitespace-character-count="56"/>
  </office:meta>
</office:document-meta>
</file>